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6.59mm"/>
    </style:style>
    <style:style style:name="co2" style:family="table-column">
      <style:table-column-properties fo:break-before="auto" style:column-width="110.37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13.69mm"/>
    </style:style>
    <style:style style:name="co6" style:family="table-column">
      <style:table-column-properties fo:break-before="auto" style:column-width="151.22mm"/>
    </style:style>
    <style:style style:name="co7" style:family="table-column">
      <style:table-column-properties fo:break-before="auto" style:column-width="90.7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bf44"/>
    </style:style>
    <style:style style:name="ce2" style:family="table-cell" style:parent-style-name="Default">
      <style:table-cell-properties fo:background-color="#ed1c24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d1c24"/>
      <style:text-properties fo:color="#000000"/>
    </style:style>
    <style:style style:name="ce4" style:family="table-cell" style:parent-style-name="Default">
      <style:table-cell-properties fo:background-color="#21409a"/>
    </style:style>
    <style:style style:name="ce5" style:family="table-cell" style:parent-style-name="Default">
      <style:table-cell-properties fo:background-color="#21409a"/>
      <style:text-properties fo:color="#000000"/>
    </style:style>
    <style:style style:name="ce6" style:family="table-cell" style:parent-style-name="Default">
      <style:table-cell-properties fo:background-color="#ed1c24"/>
    </style:style>
    <style:style style:name="ce7" style:family="table-cell" style:parent-style-name="Default">
      <style:table-cell-properties fo:background-color="#72bf44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21409a" fo:wrap-option="wrap"/>
      <style:text-properties fo:color="#00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edict_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number-columns-repeated="2"/>
          <table:table-cell office:value-type="string" calcext:value-type="string">
            <text:p>distance</text:p>
          </table:table-cell>
          <table:table-cell office:value-type="string" calcext:value-type="string">
            <text:p>colorSimilarity</text:p>
          </table:table-cell>
          <table:table-cell office:value-type="string" calcext:value-type="string">
            <text:p>predic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https://lumiere-a.akamaihd.net/v1/images/file_befa76ec.jpeg?width=1536&amp;region=0%2C0%2C2000%2C2000&amp;quality=8</text:p>
          </table:table-cell>
          <table:table-cell table:style-name="ce1" office:value-type="string" calcext:value-type="string">
            <text:p>http://ecx.images-amazon.com/images/I/41FcsiqzjmL._SL75_.jpg</text:p>
          </table:table-cell>
          <table:table-cell table:style-name="ce1" office:value-type="float" office:value="0.0565" calcext:value-type="float">
            <text:p>0.0565</text:p>
          </table:table-cell>
          <table:table-cell table:style-name="ce1" office:value-type="float" office:value="0.228212282272906" calcext:value-type="float">
            <text:p>0.228212282272906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shopdisney.com/jessie-costume-t-shirt-for-girls-toy-story-1494693" xlink:type="simple">https://www.shopdisney.com/jessie-costume-t-shirt-for-girls-toy-story-1494693</text:a></text:p>
          </table:table-cell>
          <table:table-cell table:style-name="ce1" office:value-type="string" calcext:value-type="string">
            <text:p>https://www.amazon.com/dp/B07HP1GMXF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dn-tp3.mozu.com/24645-37138/cms/37138/files/71ab6024-4cf2-4f08-80b1-e96bbfdce06f?max=300&amp;quality=40&amp;_mzcb=_1545853455813</text:p>
          </table:table-cell>
          <table:table-cell table:style-name="ce1" office:value-type="string" calcext:value-type="string">
            <text:p>http://ecx.images-amazon.com/images/I/41dyFUafQeL._SL75_.jpg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932" calcext:value-type="float">
            <text:p>0.09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ilwaukee M18 Battery Handheld Compact Leaf Blower</text:p>
          </table:table-cell>
          <table:table-cell table:style-name="ce1" office:value-type="string" calcext:value-type="string">
            <text:p>Milwaukee M18 FUEL 120 MPH 450 CFM 18-Volt Lithium Ion Brushless Cordless Handheld Blower (Battery Sold Separately)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number-columns-repeated="2"/>
          <table:table-cell office:value-type="float" office:value="0.0132" calcext:value-type="float">
            <text:p>0.0132</text:p>
          </table:table-cell>
          <table:table-cell office:value-type="float" office:value="0.463791358326172" calcext:value-type="float">
            <text:p>0.46379135832617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162" calcext:value-type="float">
            <text:p>0.01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178" calcext:value-type="float">
            <text:p>0.0178</text:p>
          </table:table-cell>
          <table:table-cell office:value-type="float" office:value="0.125400550495075" calcext:value-type="float">
            <text:p>0.12540055049507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397" calcext:value-type="float">
            <text:p>0.0397</text:p>
          </table:table-cell>
          <table:table-cell office:value-type="float" office:value="0.409064299767837" calcext:value-type="float">
            <text:p>0.40906429976783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432" calcext:value-type="float">
            <text:p>0.0432</text:p>
          </table:table-cell>
          <table:table-cell office:value-type="float" office:value="0.133935341462777" calcext:value-type="float">
            <text:p>0.13393534146277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454" calcext:value-type="float">
            <text:p>0.0454</text:p>
          </table:table-cell>
          <table:table-cell office:value-type="float" office:value="0.545548428102037" calcext:value-type="float">
            <text:p>0.54554842810203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494" calcext:value-type="float">
            <text:p>0.04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512" calcext:value-type="float">
            <text:p>0.0512</text:p>
          </table:table-cell>
          <table:table-cell office:value-type="float" office:value="0.184141839136857" calcext:value-type="float">
            <text:p>0.18414183913685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554" calcext:value-type="float">
            <text:p>0.0554</text:p>
          </table:table-cell>
          <table:table-cell office:value-type="float" office:value="0.389193864745098" calcext:value-type="float">
            <text:p>0.38919386474509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563" calcext:value-type="float">
            <text:p>0.05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576" calcext:value-type="float">
            <text:p>0.0576</text:p>
          </table:table-cell>
          <table:table-cell office:value-type="float" office:value="0.528100128724741" calcext:value-type="float">
            <text:p>0.52810012872474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592" calcext:value-type="float">
            <text:p>0.0592</text:p>
          </table:table-cell>
          <table:table-cell office:value-type="float" office:value="0.455262456467718" calcext:value-type="float">
            <text:p>0.45526245646771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625" calcext:value-type="float">
            <text:p>0.0625</text:p>
          </table:table-cell>
          <table:table-cell office:value-type="float" office:value="0.545548428102037" calcext:value-type="float">
            <text:p>0.54554842810203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637" calcext:value-type="float">
            <text:p>0.0637</text:p>
          </table:table-cell>
          <table:table-cell office:value-type="float" office:value="0.361625516927427" calcext:value-type="float">
            <text:p>0.36162551692742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643" calcext:value-type="float">
            <text:p>0.06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643" calcext:value-type="float">
            <text:p>0.06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643" calcext:value-type="float">
            <text:p>0.0643</text:p>
          </table:table-cell>
          <table:table-cell office:value-type="float" office:value="0.283079123783856" calcext:value-type="float">
            <text:p>0.28307912378385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67" calcext:value-type="float">
            <text:p>0.067</text:p>
          </table:table-cell>
          <table:table-cell office:value-type="float" office:value="0.217044551768906" calcext:value-type="float">
            <text:p>0.21704455176890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67" calcext:value-type="float">
            <text:p>0.067</text:p>
          </table:table-cell>
          <table:table-cell office:value-type="float" office:value="0.217044551768906" calcext:value-type="float">
            <text:p>0.21704455176890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674" calcext:value-type="float">
            <text:p>0.06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674" calcext:value-type="float">
            <text:p>0.06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68" calcext:value-type="float">
            <text:p>0.0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685" calcext:value-type="float">
            <text:p>0.0685</text:p>
          </table:table-cell>
          <table:table-cell office:value-type="float" office:value="0.184141840278003" calcext:value-type="float">
            <text:p>0.18414184027800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695" calcext:value-type="float">
            <text:p>0.0695</text:p>
          </table:table-cell>
          <table:table-cell office:value-type="float" office:value="0.43338762244684" calcext:value-type="float">
            <text:p>0.4333876224468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703" calcext:value-type="float">
            <text:p>0.07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703" calcext:value-type="float">
            <text:p>0.07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747" calcext:value-type="float">
            <text:p>0.0747</text:p>
          </table:table-cell>
          <table:table-cell office:value-type="float" office:value="0.353709257060721" calcext:value-type="float">
            <text:p>0.35370925706072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76" calcext:value-type="float">
            <text:p>0.076</text:p>
          </table:table-cell>
          <table:table-cell office:value-type="float" office:value="0.202073488437379" calcext:value-type="float">
            <text:p>0.20207348843737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76" calcext:value-type="float">
            <text:p>0.076</text:p>
          </table:table-cell>
          <table:table-cell office:value-type="float" office:value="0.202073493308316" calcext:value-type="float">
            <text:p>0.20207349330831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76" calcext:value-type="float">
            <text:p>0.076</text:p>
          </table:table-cell>
          <table:table-cell office:value-type="float" office:value="0.202073488437379" calcext:value-type="float">
            <text:p>0.20207348843737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761" calcext:value-type="float">
            <text:p>0.0761</text:p>
          </table:table-cell>
          <table:table-cell office:value-type="float" office:value="0.206253761686616" calcext:value-type="float">
            <text:p>0.20625376168661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761" calcext:value-type="float">
            <text:p>0.0761</text:p>
          </table:table-cell>
          <table:table-cell office:value-type="float" office:value="0.206253761686616" calcext:value-type="float">
            <text:p>0.20625376168661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782" calcext:value-type="float">
            <text:p>0.07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782" calcext:value-type="float">
            <text:p>0.07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79" calcext:value-type="float">
            <text:p>0.0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793" calcext:value-type="float">
            <text:p>0.07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797" calcext:value-type="float">
            <text:p>0.07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801" calcext:value-type="float">
            <text:p>0.0801</text:p>
          </table:table-cell>
          <table:table-cell office:value-type="float" office:value="0.440602683536794" calcext:value-type="float">
            <text:p>0.44060268353679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819" calcext:value-type="float">
            <text:p>0.08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822" calcext:value-type="float">
            <text:p>0.08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822" calcext:value-type="float">
            <text:p>0.08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829" calcext:value-type="float">
            <text:p>0.08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855" calcext:value-type="float">
            <text:p>0.0855</text:p>
          </table:table-cell>
          <table:table-cell office:value-type="float" office:value="0.411160289875301" calcext:value-type="float">
            <text:p>0.41116028987530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858" calcext:value-type="float">
            <text:p>0.0858</text:p>
          </table:table-cell>
          <table:table-cell office:value-type="float" office:value="0.460249819000378" calcext:value-type="float">
            <text:p>0.46024981900037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899" calcext:value-type="float">
            <text:p>0.0899</text:p>
          </table:table-cell>
          <table:table-cell office:value-type="float" office:value="0.301310283863281" calcext:value-type="float">
            <text:p>0.30131028386328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91" calcext:value-type="float">
            <text:p>0.0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921" calcext:value-type="float">
            <text:p>0.09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932" calcext:value-type="float">
            <text:p>0.09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935" calcext:value-type="float">
            <text:p>0.09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937" calcext:value-type="float">
            <text:p>0.09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937" calcext:value-type="float">
            <text:p>0.09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943" calcext:value-type="float">
            <text:p>0.09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97" calcext:value-type="float">
            <text:p>0.097</text:p>
          </table:table-cell>
          <table:table-cell office:value-type="float" office:value="0.301310283863281" calcext:value-type="float">
            <text:p>0.30131028386328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983" calcext:value-type="float">
            <text:p>0.09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991" calcext:value-type="float">
            <text:p>0.0991</text:p>
          </table:table-cell>
          <table:table-cell office:value-type="float" office:value="0.202073487772995" calcext:value-type="float">
            <text:p>0.20207348777299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162" calcext:value-type="float">
            <text:p>0.01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945" calcext:value-type="float">
            <text:p>0.0945</text:p>
          </table:table-cell>
          <table:table-cell office:value-type="float" office:value="0.133935342768251" calcext:value-type="float">
            <text:p>0.13393534276825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0.0506" calcext:value-type="float">
            <text:p>0.0506</text:p>
          </table:table-cell>
          <table:table-cell office:value-type="float" office:value="0.111631289441599" calcext:value-type="float">
            <text:p>0.1116312894415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toolbarn.com/bosch-hb85pb.html/</text:p>
          </table:table-cell>
          <table:table-cell office:value-type="string" calcext:value-type="string">
            <text:p>https://www.amazon.com/dp/B000WA6ZRU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0.0637" calcext:value-type="float">
            <text:p>0.0637</text:p>
          </table:table-cell>
          <table:table-cell office:value-type="float" office:value="0.361625516927427" calcext:value-type="float">
            <text:p>0.3616255169274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shopdisney.com/disney-california-adventure-starbucks-you-are-here-mug-1499493</text:p>
          </table:table-cell>
          <table:table-cell office:value-type="string" calcext:value-type="string">
            <text:p>https://www.amazon.com/dp/B00TBVOS6G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dn-tp3.mozu.com/24645-37138/cms/37138/files/81d44dd5-cdb1-4d4e-84a5-9009e0eff88d?max=300&amp;quality=40&amp;_mzcb=_1541009222975</text:p>
          </table:table-cell>
          <table:table-cell table:style-name="ce1" office:value-type="string" calcext:value-type="string">
            <text:p>http://ecx.images-amazon.com/images/I/51Iqel3k9eL._SL75_.jp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068" calcext:value-type="float">
            <text:p>0.06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ilmour Flexogen 1/2 in. Dia. x 25 ft. L Heavy-Duty Green Hose</text:p>
          </table:table-cell>
          <table:table-cell table:style-name="ce1" office:value-type="string" calcext:value-type="string">
            <text:p>Gilmour Flexogen Super Duty Gray 5/8 Inch X 100 Feet</text:p>
          </table:table-cell>
          <table:table-cell table:style-name="ce7" office:value-type="string" calcext:value-type="string">
            <text:p><text:a xlink:href="https://www.acehardware.com/departments/lawn-and-garden/watering-and-irrigation/garden-hoses/7063928#" xlink:type="simple">https://www.acehardware.com/departments/lawn-and-garden/watering-and-irrigation/garden-hoses/7063928#</text:a></text:p>
          </table:table-cell>
          <table:table-cell table:style-name="ce7" office:value-type="string" calcext:value-type="string">
            <text:p><text:a xlink:href="https://www.amazon.com/dp/B00002N8K3" xlink:type="simple">https://www.amazon.com/dp/B00002N8K3</text:a></text:p>
          </table:table-cell>
          <table:table-cell table:number-columns-repeated="1014"/>
        </table:table-row>
        <table:table-row table:style-name="ro1">
          <table:table-cell table:style-name="ce1" table:number-columns-repeated="2"/>
          <table:table-cell table:style-name="ce1" office:value-type="float" office:value="0.0623" calcext:value-type="float">
            <text:p>0.0623</text:p>
          </table:table-cell>
          <table:table-cell table:style-name="ce1" office:value-type="float" office:value="0.275184504836647" calcext:value-type="float">
            <text:p>0.275184504836647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https://www.groupon.com/deals/gg-mp-women-s-knitted-deep-v-neck-long-sleeve-loose-sweater-pullover-jumper</text:p>
          </table:table-cell>
          <table:table-cell table:style-name="ce1" office:value-type="string" calcext:value-type="string">
            <text:p>https://www.amazon.com/dp/B07HP1GMXF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www.toolbarn.com/bosch-85493m.html/" xlink:type="simple">https://www.toolbarn.com/bosch-85493m.html/</text:a></text:p>
          </table:table-cell>
          <table:table-cell table:style-name="ce2" office:value-type="string" calcext:value-type="string">
            <text:p><text:a xlink:href="https://www.amazon.com/dp/B001S2RAWA" xlink:type="simple">https://www.amazon.com/dp/B001S2RAWA</text:a></text:p>
          </table:table-cell>
          <table:table-cell table:style-name="ce6" office:value-type="float" office:value="0.0267" calcext:value-type="float">
            <text:p>0.0267</text:p>
          </table:table-cell>
          <table:table-cell table:style-name="ce6" office:value-type="float" office:value="0.681971903677599" calcext:value-type="float">
            <text:p>0.68197190367759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s://www.toolbarn.com/bosch-85493m.html/" xlink:type="simple">https://www.toolbarn.com/bosch-85493m.html/</text:a></text:p>
          </table:table-cell>
          <table:table-cell table:style-name="ce2" office:value-type="string" calcext:value-type="string">
            <text:p><text:a xlink:href="https://www.amazon.com/dp/B001S2RAWA" xlink:type="simple">https://www.amazon.com/dp/B001S2RAWA</text:a></text:p>
          </table:table-cell>
          <table:table-cell table:style-name="ce6" office:value-type="float" office:value="0.0267" calcext:value-type="float">
            <text:p>0.0267</text:p>
          </table:table-cell>
          <table:table-cell table:style-name="ce6" office:value-type="float" office:value="0.681971903677599" calcext:value-type="float">
            <text:p>0.68197190367759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s://www.groupon.com/deals/gg-mp-mirrored-jewelry-cabinet-armoire-mirror-organizer-storage-box-ring-w-stand-2" xlink:type="simple">https://www.groupon.com/deals/gg-mp-mirrored-jewelry-cabinet-armoire-mirror-organizer-storage-box-ring-w-stand-2</text:a></text:p>
          </table:table-cell>
          <table:table-cell table:style-name="ce2" office:value-type="string" calcext:value-type="string">
            <text:p><text:a xlink:href="https://www.amazon.com/dp/B077NHFKLT" xlink:type="simple">https://www.amazon.com/dp/B077NHFKLT</text:a></text:p>
          </table:table-cell>
          <table:table-cell table:style-name="ce6" office:value-type="float" office:value="0.0548" calcext:value-type="float">
            <text:p>0.0548</text:p>
          </table:table-cell>
          <table:table-cell table:style-name="ce6" office:value-type="float" office:value="0.618452376460098" calcext:value-type="float">
            <text:p>0.61845237646009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https://cdnimg.webstaurantstore.com/images/products/medium/194131/687796.jpg</text:p>
          </table:table-cell>
          <table:table-cell table:style-name="ce3" office:value-type="string" calcext:value-type="string">
            <text:p>http://ecx.images-amazon.com/images/I/51f3IczrnEL._SL75_.jpg</text:p>
          </table:table-cell>
          <table:table-cell table:style-name="ce6" office:value-type="float" office:value="0.0607" calcext:value-type="float">
            <text:p>0.0607</text:p>
          </table:table-cell>
          <table:table-cell table:style-name="ce6" office:value-type="float" office:value="0.590020738294721" calcext:value-type="float">
            <text:p>0.59002073829472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s://www.groupon.com/deals/gs-women-s-oversized-sherpa-pullover-hoodie-with-pockets-sweatshirt" xlink:type="simple">https://www.groupon.com/deals/gs-women-s-oversized-sherpa-pullover-hoodie-with-pockets-sweatshirt</text:a></text:p>
          </table:table-cell>
          <table:table-cell table:style-name="ce2" office:value-type="string" calcext:value-type="string">
            <text:p><text:a xlink:href="https://www.amazon.com/dp/B01F1O68VE" xlink:type="simple">https://www.amazon.com/dp/B01F1O68VE</text:a></text:p>
          </table:table-cell>
          <table:table-cell table:style-name="ce6" office:value-type="float" office:value="0.062" calcext:value-type="float">
            <text:p>0.062</text:p>
          </table:table-cell>
          <table:table-cell table:style-name="ce6" office:value-type="float" office:value="0.618452376460098" calcext:value-type="float">
            <text:p>0.61845237646009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s://www.toolbarn.com/bosch-85205m.html/" xlink:type="simple">https://www.toolbarn.com/bosch-85205m.html/</text:a></text:p>
          </table:table-cell>
          <table:table-cell table:style-name="ce2" office:value-type="string" calcext:value-type="string">
            <text:p><text:a xlink:href="https://www.amazon.com/dp/B000GYG44Q" xlink:type="simple">https://www.amazon.com/dp/B000GYG44Q</text:a></text:p>
          </table:table-cell>
          <table:table-cell table:style-name="ce6" office:value-type="float" office:value="0.0791" calcext:value-type="float">
            <text:p>0.0791</text:p>
          </table:table-cell>
          <table:table-cell table:style-name="ce6" office:value-type="float" office:value="0.558943534102183" calcext:value-type="float">
            <text:p>0.55894353410218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s://www.acehardware.com/departments/paint-and-supplies/patch-and-repair/wood-filler/1260934" xlink:type="simple">https://www.acehardware.com/departments/paint-and-supplies/patch-and-repair/wood-filler/1260934</text:a></text:p>
          </table:table-cell>
          <table:table-cell table:style-name="ce2" office:value-type="string" calcext:value-type="string">
            <text:p><text:a xlink:href="https://www.amazon.com/dp/B008DYN1B0" xlink:type="simple">https://www.amazon.com/dp/B008DYN1B0</text:a></text:p>
          </table:table-cell>
          <table:table-cell table:style-name="ce6" office:value-type="float" office:value="0.0944" calcext:value-type="float">
            <text:p>0.0944</text:p>
          </table:table-cell>
          <table:table-cell table:style-name="ce6" office:value-type="float" office:value="0.558943534102183" calcext:value-type="float">
            <text:p>0.55894353410218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s://www.groupon.com/deals/gg-mp-mirrored-jewelry-cabinet-armoire-mirror-organizer-storage-box-ring-w-stand-2" xlink:type="simple">https://www.groupon.com/deals/gg-mp-mirrored-jewelry-cabinet-armoire-mirror-organizer-storage-box-ring-w-stand-2</text:a></text:p>
          </table:table-cell>
          <table:table-cell table:style-name="ce2" office:value-type="string" calcext:value-type="string">
            <text:p><text:a xlink:href="https://www.amazon.com/dp/B077NHFKLT" xlink:type="simple">https://www.amazon.com/dp/B077NHFKLT</text:a></text:p>
          </table:table-cell>
          <table:table-cell table:style-name="ce6" office:value-type="float" office:value="0.1307" calcext:value-type="float">
            <text:p>0.1307</text:p>
          </table:table-cell>
          <table:table-cell table:style-name="ce6" office:value-type="float" office:value="0.539704235098101" calcext:value-type="float">
            <text:p>0.53970423509810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https://www.toolbarn.com/media/catalog/product/cache/1/small_image/245x/9df78eab33525d08d6e5fb8d27136e95/i/m/image_10763.jpg</text:p>
          </table:table-cell>
          <table:table-cell table:style-name="ce4" office:value-type="string" calcext:value-type="string">
            <text:p>http://ecx.images-amazon.com/images/I/31XoECw22DL._SL75_.jpg</text:p>
          </table:table-cell>
          <table:table-cell table:style-name="ce4" office:value-type="float" office:value="0.153" calcext:value-type="float">
            <text:p>0.153</text:p>
          </table:table-cell>
          <table:table-cell table:style-name="ce4" office:value-type="float" office:value="0.184141839136857" calcext:value-type="float">
            <text:p>0.18414183913685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9"/>
        </table:table-row>
        <table:table-row table:style-name="ro1">
          <table:table-cell table:style-name="ce2" office:value-type="string" calcext:value-type="string">
            <text:p><text:a xlink:href="https://www.shopdisney.com/bb-8-vivofit-jr-2-accessory-stretchy-band-by-garmin-star-wars-1493010" xlink:type="simple">https://www.shopdisney.com/bb-8-vivofit-jr-2-accessory-stretchy-band-by-garmin-star-wars-1493010</text:a></text:p>
          </table:table-cell>
          <table:table-cell table:style-name="ce2" office:value-type="string" calcext:value-type="string">
            <text:p><text:a xlink:href="https://www.amazon.com/dp/B07F3KYYQS" xlink:type="simple">https://www.amazon.com/dp/B07F3KYYQS</text:a></text:p>
          </table:table-cell>
          <table:table-cell table:style-name="ce6" office:value-type="float" office:value="0.0432" calcext:value-type="float">
            <text:p>0.0432</text:p>
          </table:table-cell>
          <table:table-cell table:style-name="ce6" office:value-type="float" office:value="0.157323687421795" calcext:value-type="float">
            <text:p>0.15732368742179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https://lumiere-a.akamaihd.net/v1/images/file_ba385439.jpeg?width=200&amp;region=0%2C0%2C2000%2C2000&amp;quality=5</text:p>
          </table:table-cell>
          <table:table-cell table:style-name="ce5" office:value-type="string" calcext:value-type="string">
            <text:p>http://ecx.images-amazon.com/images/I/51MJ1fZ414L._SL75_.jp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278" calcext:value-type="float">
            <text:p>0.27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125400550495075" calcext:value-type="float">
            <text:p>0.125400550495075</text:p>
          </table:table-cell>
          <table:table-cell table:style-name="ce5" office:value-type="string" calcext:value-type="string">
            <text:p>Pizza Planet Baseball Cap for Adults - Toy Story</text:p>
          </table:table-cell>
          <table:table-cell table:style-name="ce5" office:value-type="string" calcext:value-type="string">
            <text:p>Disney Pizza Planet Baseball Cap for Adults - Toy Story Black</text:p>
          </table:table-cell>
          <table:table-cell table:style-name="ce8" office:value-type="string" calcext:value-type="string">
            <text:p><text:a xlink:href="https://www.shopdisney.com/pizza-planet-baseball-cap-for-adults-toy-story-1499750" xlink:type="simple">https://www.shopdisney.com/pizza-planet-baseball-cap-for-adults-toy-story-1499750</text:a></text:p>
          </table:table-cell>
          <table:table-cell table:style-name="ce8" office:value-type="string" calcext:value-type="string">
            <text:p><text:a xlink:href="https://www.amazon.com/dp/B07MWGSTLP" xlink:type="simple">https://www.amazon.com/dp/B07MWGSTLP</text:a>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2T11:26:45.911080808</dc:date>
    <meta:editing-duration>PT2H5M34S</meta:editing-duration>
    <meta:editing-cycles>39</meta:editing-cycles>
    <meta:generator>LibreOffice/6.0.7.3$Linux_X86_64 LibreOffice_project/00m0$Build-3</meta:generator>
    <meta:document-statistic meta:table-count="1" meta:cell-count="322" meta:object-count="0"/>
  </office:meta>
</office:document-meta>
</file>